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nsolas" svg:font-family="Consolas, Menlo, Monaco, 'Lucida Console', 'Liberation Mono', 'DejaVu Sans Mono', 'Bitstream Vera Sans Mono', 'Courier New', monospace, serif"/>
    <style:font-face style:name="DejaVu Sans1" svg:font-family="'DejaVu Sans'" style:font-family-generic="modern" style:font-pitch="fixed"/>
    <style:font-face style:name="DejaVu Sans Mono" svg:font-family="'DejaVu Sans 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000000" style:font-name="FreeSerif"/>
    </style:style>
    <style:style style:name="P3" style:family="paragraph" style:parent-style-name="Standard">
      <style:text-properties fo:color="#000000" style:font-name="FreeSerif" fo:font-size="11pt" style:font-size-asian="11pt" style:font-size-complex="11pt"/>
    </style:style>
    <style:style style:name="P4" style:family="paragraph" style:parent-style-name="Standard">
      <style:paragraph-properties fo:line-height="100%"/>
      <style:text-properties fo:color="#000000" style:font-name="FreeSerif" fo:font-size="11pt" style:font-size-asian="11pt" style:font-size-complex="11pt"/>
    </style:style>
    <style:style style:name="P5" style:family="paragraph" style:parent-style-name="Standard">
      <style:paragraph-properties fo:line-height="150%"/>
      <style:text-properties fo:color="#000000"/>
    </style:style>
    <style:style style:name="P6" style:family="paragraph" style:parent-style-name="Text_20_body">
      <style:paragraph-properties fo:line-height="100%"/>
      <style:text-properties fo:color="#000000" style:font-name="FreeSerif"/>
    </style:style>
    <style:style style:name="P7" style:family="paragraph" style:parent-style-name="Text_20_body">
      <style:paragraph-properties fo:margin-left="0in" fo:margin-right="0in" fo:margin-top="0in" fo:margin-bottom="0in" fo:text-indent="0.5in" style:auto-text-indent="false" style:writing-mode="lr-tb"/>
      <style:text-properties fo:font-variant="normal" fo:text-transform="none" fo:color="#000000" style:text-line-through-style="none" style:font-name="FreeSerif" fo:font-size="11.25pt" fo:font-style="normal" style:text-underline-style="none" fo:font-weight="normal" style:text-blinking="false" fo:background-color="transparent"/>
    </style:style>
    <style:style style:name="P8" style:family="paragraph" style:parent-style-name="Text_20_body">
      <style:paragraph-properties fo:margin-left="1in" fo:margin-right="0in" fo:margin-top="0in" fo:margin-bottom="0in" fo:text-indent="0in" style:auto-text-indent="false" style:writing-mode="lr-tb"/>
      <style:text-properties fo:font-variant="normal" fo:text-transform="none" fo:color="#000000" style:text-line-through-style="none" style:font-name="FreeSerif" fo:font-size="11.25pt" fo:font-style="italic" style:text-underline-style="none" fo:font-weight="normal" style:text-blinking="false" fo:background-color="transparent"/>
    </style:style>
    <style:style style:name="P9" style:family="paragraph" style:parent-style-name="Text_20_body">
      <style:paragraph-properties fo:margin-left="1in" fo:margin-right="0in" fo:margin-top="0in" fo:margin-bottom="0in" fo:text-indent="0in" style:auto-text-indent="false" style:writing-mode="lr-tb"/>
      <style:text-properties fo:color="#000000" style:font-name="FreeSerif"/>
    </style:style>
    <style:style style:name="P10" style:family="paragraph" style:parent-style-name="Standard">
      <style:text-properties fo:color="#000000" style:font-name="FreeSerif" fo:font-size="11pt" style:font-size-asian="11pt" style:font-size-complex="11pt"/>
    </style:style>
    <style:style style:name="P11" style:family="paragraph" style:parent-style-name="Standard" style:list-style-name="L1">
      <style:text-properties fo:color="#000000" style:font-name="FreeSerif" fo:font-size="11pt" style:font-size-asian="11pt" style:font-size-complex="11pt"/>
    </style:style>
    <style:style style:name="P12" style:family="paragraph" style:parent-style-name="Standard">
      <style:text-properties fo:color="#000000" style:font-name="FreeSerif" fo:font-size="11pt" style:font-size-asian="11pt" style:font-size-complex="11pt"/>
    </style:style>
    <style:style style:name="T1" style:family="text">
      <style:text-properties fo:font-variant="normal" fo:text-transform="none" fo:color="#000000" style:text-line-through-style="none" style:font-name="FreeSerif" fo:font-size="11.25pt" fo:font-style="normal" style:text-underline-style="none" fo:font-weight="bold" style:text-blinking="false" fo:background-color="transparent"/>
    </style:style>
    <style:style style:name="T2" style:family="text">
      <style:text-properties fo:font-variant="normal" fo:text-transform="none" fo:color="#000000" style:text-line-through-style="none" style:font-name="FreeSerif" fo:font-size="11.25pt" fo:font-style="italic" style:text-underline-style="none" fo:font-weight="bold" style:text-blinking="false" fo:background-color="transparent"/>
    </style:style>
    <style:style style:name="T3" style:family="text">
      <style:text-properties fo:font-variant="normal" fo:text-transform="none" fo:color="#000000" style:text-line-through-style="none" style:font-name="FreeSerif" fo:font-size="12pt" fo:font-style="normal" style:text-underline-style="none" fo:font-weight="bold" style:text-blinking="false" fo:background-color="transparent"/>
    </style:style>
    <style:style style:name="T4" style:family="text">
      <style:text-properties fo:font-variant="normal" fo:text-transform="none" fo:color="#000000" style:font-name="FreeSerif" fo:font-size="11pt" fo:letter-spacing="normal" fo:font-style="normal" fo:font-weight="normal" fo:background-color="#eeeeee" style:font-size-asian="11pt" style:font-size-complex="11pt"/>
    </style:style>
    <style:style style:name="T5" style:family="text">
      <style:text-properties fo:font-variant="normal" fo:text-transform="none" style:text-line-through-style="none" fo:font-size="11.25pt" fo:font-style="normal" style:text-underline-style="none" fo:font-weight="normal" style:text-blinking="false" fo:background-color="transparent"/>
    </style:style>
    <style:style style:name="T6" style:family="text">
      <style:text-properties fo:font-variant="normal" fo:text-transform="none" style:text-line-through-style="none" fo:font-size="11.25pt" fo:font-style="normal" style:text-underline-style="solid" style:text-underline-width="auto" style:text-underline-color="font-color" fo:font-weight="normal" style:text-blinking="false" fo:background-color="transparent"/>
    </style:style>
    <style:style style:name="T7" style:family="text">
      <style:text-properties fo:font-variant="normal" fo:text-transform="none" style:text-line-through-style="none" fo:font-size="12pt" fo:font-style="normal" style:text-underline-style="none" fo:font-weight="bold" style:text-blinking="false" fo:background-color="transparent"/>
    </style:style>
    <style:style style:name="T8" style:family="text">
      <style:text-properties fo:font-variant="normal" fo:text-transform="none" style:text-line-through-style="none" fo:font-size="12pt" fo:font-style="normal" style:text-underline-style="none" fo:font-weight="bold" style:text-blinking="false" fo:background-color="transparent" style:font-size-asian="12pt" style:font-size-complex="12pt"/>
    </style:style>
    <style:style style:name="T9" style:family="text">
      <style:text-properties fo:font-variant="normal" fo:text-transform="none" style:text-line-through-style="none" style:font-name="FreeSerif" fo:font-size="11pt" fo:font-style="normal" style:text-underline-style="none" fo:font-weight="normal" style:text-blinking="false" fo:background-color="transparent" style:font-size-asian="11pt" style:font-size-complex="11pt"/>
    </style:style>
    <style:style style:name="T10" style:family="text">
      <style:text-properties fo:font-variant="normal" fo:text-transform="none" style:text-line-through-style="none" style:font-name="FreeSerif" fo:font-size="12pt" fo:font-style="normal" style:text-underline-style="none" fo:font-weight="bold" style:text-blinking="false" fo:background-color="transparent"/>
    </style:style>
    <style:style style:name="T11" style:family="text">
      <style:text-properties fo:font-variant="normal" fo:text-transform="none" style:text-line-through-style="none" fo:font-style="normal" style:text-underline-style="none" fo:font-weight="normal" style:text-blinking="false" fo:background-color="transparent"/>
    </style:style>
    <style:style style:name="T12" style:family="text">
      <style:text-properties fo:font-variant="normal" fo:text-transform="none" style:font-name="Consolas" fo:font-size="10.5pt" fo:letter-spacing="normal" fo:font-style="normal" fo:font-weight="normal" fo:background-color="#eeeeee"/>
    </style:style>
    <style:style style:name="T13" style:family="text">
      <style:text-properties fo:color="#000000" style:font-name="FreeSerif" fo:font-size="11pt" style:font-size-asian="11pt" style:font-size-complex="11pt"/>
    </style:style>
    <style:style style:name="T14" style:family="text">
      <style:text-properties style:font-name="FreeSerif"/>
    </style:style>
    <style:style style:name="T15" style:family="text">
      <style:text-properties style:font-name="FreeSerif" fo:font-size="11pt" style:font-size-asian="11pt" style:font-size-complex="11pt"/>
    </style:style>
    <style:style style:name="T16" style:family="text">
      <style:text-properties style:font-name="FreeSerif" fo:font-size="11pt" fo:background-color="transparent" style:font-size-asian="11pt" style:font-size-complex="11pt"/>
    </style:style>
    <style:style style:name="T17"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 text:name="internal-source-marker_0.340452701243518451"/><text:span text:style-name="T1">Instalar alguns utilitários e aplicações que poderão ser úteis via </text:span><text:span text:style-name="T2">apt-get</text:span><text:span text:style-name="T3"><text:line-break/></text:span><text:span text:style-name="T13">~$ sudo apt-get install vim gvim openjdk-6-jre openjdk-6-jdk ssmtp<text:line-break/></text:span><text:bookmark text:name="internal-source-marker_0.340452701243518452"/><text:span text:style-name="T13">~$ sudo apt-get install gimp gimp-data gimp-plugin-registry gimp-data-extras<text:line-break/></text:span></text:p>
      <text:p text:style-name="Standard"><text:span text:style-name="T13"><text:line-break/></text:span><text:span text:style-name="T3">Apache</text:span><text:line-break/><text:span text:style-name="T13">~$ sudo apt-get install apache2<text:line-break/>~$ sudo vim /etc/apache2/apache2.conf</text:span></text:p>
      <text:p text:style-name="P3">- Search and Replace the following configuration zone</text:p>
      <text:p text:style-name="P3">............................................................</text:p>
      <text:p text:style-name="P3">&lt;IfModule mpm_prefork_module&gt;</text:p>
      <text:p text:style-name="P3"><text:s/>StartServers <text:s text:c="6"/>15</text:p>
      <text:p text:style-name="P3"><text:s/>MinSpareServers <text:s text:c="3"/>10</text:p>
      <text:p text:style-name="P3"><text:s/>MaxSpareServers <text:s text:c="3"/>20</text:p>
      <text:p text:style-name="P3"><text:s/>ServerLimit <text:s text:c="6"/>512</text:p>
      <text:p text:style-name="P3"><text:s/>MaxClients <text:s text:c="7"/>512</text:p>
      <text:p text:style-name="P3"><text:s/>MaxRequestsPerChild <text:s text:c="2"/>0</text:p>
      <text:p text:style-name="P3">&lt;/IfModule&gt;</text:p>
      <text:p text:style-name="P3"/>
      <text:p text:style-name="P3">~$ sudo a2enmod rewrite<text:line-break/>~$ sudo /etc/init.d/apache2 restart<text:line-break/></text:p>
      <text:p text:style-name="Standard"><text:span text:style-name="T13"><text:line-break/></text:span><text:span text:style-name="T3">PHP</text:span><text:line-break/><text:span text:style-name="T13">~$ sudo apt-get install php5 php5-cli php5-mysql php5-curl php5-xdebug php5-gd php-apc php-pear<text:line-break/>~$ cd /etc/php5<text:line-break/>~$ sudo mv apache2/php.ini .<text:line-break/>~$ sudo rm cli/php.ini<text:line-break/>~$ sudo ln -s php.ini apache2/php.ini<text:line-break/>~$ sudo ln -s php.ini cli/php.ini<text:line-break/>~$ sudo vim php.ini</text:span><text:span text:style-name="T13"><text:line-break/></text:span></text:p>
      <text:p text:style-name="P1"><text:span text:style-name="T9">-------- Configure php.ini (edit the file) --------</text:span><text:span text:style-name="T16"><text:line-break/></text:span><text:span text:style-name="T9">** Increase memory limits</text:span><text:span text:style-name="T16"><text:line-break/></text:span><text:span text:style-name="T9">max_execution_time = 300 <text:s text:c="3"/>; Maximum execution time of each script, in seconds</text:span><text:span text:style-name="T16"><text:line-break/></text:span><text:span text:style-name="T9">max_input_time = 60 ; Maximum amount of time each script may spend parsing request data</text:span><text:span text:style-name="T16"><text:line-break/></text:span><text:span text:style-name="T9">max_input_nesting_level = 64 ; Maximum input variable nesting level</text:span><text:span text:style-name="T16"><text:line-break/></text:span><text:span text:style-name="T9">memory_limit = 640M <text:s text:c="3"/>; Maximum amount of memory a script may consume (16MB)</text:span><text:span text:style-name="T16"><text:line-break/></text:span><text:span text:style-name="T9">upload_max_filesize = 20M ; Maximum allowed size for uploaded files.</text:span><text:span text:style-name="T15"><text:line-break/><text:line-break/></text:span><text:span text:style-name="T9">** Turn off short open tags</text:span><text:span text:style-name="T15"><text:line-break/></text:span><text:span text:style-name="T9">short_open_tag = Off</text:span><text:span text:style-name="T15"><text:line-break/><text:line-break/></text:span><text:span text:style-name="T9">** Turn off magic quotes</text:span><text:span text:style-name="T15"><text:line-break/></text:span><text:span text:style-name="T9">magic_quotes_gpc= Off</text:span><text:span text:style-name="T15"><text:line-break/><text:line-break/></text:span><text:span text:style-name="T9">** Set default timezone</text:span><text:span text:style-name="T15"><text:line-break/></text:span><text:soft-page-break/><text:span text:style-name="T9">date.timezone= Europe/Lisbon</text:span><text:span text:style-name="T15"><text:line-break/><text:line-break/></text:span><text:span text:style-name="T9">** Set errors display off</text:span><text:span text:style-name="T15"><text:line-break/></text:span><text:span text:style-name="T9">display_errors = Off</text:span><text:span text:style-name="T15"><text:line-break/><text:line-break/></text:span><text:span text:style-name="T9">** Set error logging on</text:span><text:span text:style-name="T15"><text:line-break/></text:span><text:span text:style-name="T9">log_errors=On</text:span><text:span text:style-name="T15"><text:line-break/></text:span><text:span text:style-name="T9">error_log = syslog</text:span><text:span text:style-name="T15"><text:line-break/><text:line-break/></text:span></text:p>
      <text:p text:style-name="P3"><text:span text:style-name="T8">GIT</text:span><text:line-break/>Poderá ser necessário actualizar o repositório para a versão mais recente se Ubuntu &lt; 12.04: </text:p>
      <text:p text:style-name="P3">~$ sudo add-apt-repository ppa:git-core/ppa </text:p>
      <text:p text:style-name="P3">~$ sudo apt-get update </text:p>
      <text:p text:style-name="P3">~$ sudo apt-get upgrade</text:p>
      <text:p text:style-name="P3"/>
      <text:p text:style-name="P3"><text:span text:style-name="T11">~$ sudo apt-get install git-core git-svn git-gui</text:span><text:line-break/><text:span text:style-name="T11">~$ git config --global color.ui true</text:span><text:line-break/><text:span text:style-name="T11">~$ git config --global color.branch true<text:line-break/>~$ git config --global color.diff true<text:line-break/>~$ git config --global color.interactive true<text:line-break/>~$ git config --global color.status true</text:span><text:line-break/><text:span text:style-name="T11">~$ git config --global user.name "[firstname] [lastname]"</text:span><text:line-break/><text:span text:style-name="T11">~$ git config --global user.email "[your_email_address]"</text:span><text:line-break/><text:line-break/><text:span text:style-name="T11">- Some things you might want to do before start adding projects under ‘/var/www’ folder:</text:span><text:line-break/><text:span text:style-name="T11">~$ sudo chgrp -R www-data /var/www</text:span><text:line-break/><text:span text:style-name="T11">~$ sudo chmod g+rwx -R /var/www</text:span><text:line-break/><text:span text:style-name="T11">~$ sudo chmod -R g+st /var/www</text:span><text:line-break/><text:line-break/>The following lines are just an example on how to set up a new project (I’ll be using our stimuLearning repository for this example):<text:line-break/>~$ cd /var/www<text:line-break/>~$ mkdir -p /var/www/stimuLearning<text:line-break/>~$ cd /var/www/stimuLearning<text:line-break/>~$ git clone https://code.ua.pt/git/gsbl-stimulearning .</text:p>
      <text:p text:style-name="P3">Since we can only use HTTPS and not SSH to communicate with our repository it can be useful to store our credentials, othwerwise we'll be prompted for them every time we do an operation that needs to communicate with <text:span text:style-name="T17">remote origin</text:span>.</text:p>
      <text:p text:style-name="P3">~$ git config remote.origin.url https://username:password@code.ua.pt/git/gsbl-stimulearning</text:p>
      <text:p text:style-name="P3">If your username and or password contain the character '@' you'll need to escape it by replacing it with '%40'.</text:p>
      <text:p text:style-name="P3">To do this globally just add the --global flag.</text:p>
      <text:p text:style-name="P3"/>
      <text:p text:style-name="P3">Assuming that the PHP have been installed as stated on this guide and after the project checkout for the repository you can verify if PHP is correctly configured to run Symfony by executing:</text:p>
      <text:p text:style-name="P3">/var/www/stimuLearning~$ php lib/vendor/symfony/data/bin/check_configuration.php</text:p>
      <text:p text:style-name="P3"/>
      <text:p text:style-name="P5"><text:soft-page-break/><text:span text:style-name="T15"><text:line-break/></text:span><text:span text:style-name="T10">MySQL</text:span><text:span text:style-name="T14"><text:line-break/></text:span><text:span text:style-name="T15">~$ sudo apt-get install mysql-server mysql-client</text:span></text:p>
      <text:p text:style-name="P4">Then you can create the databases for your projects and set the right privileges:</text:p>
      <text:p text:style-name="P3">** Enter mysql command line interface </text:p>
      <text:p text:style-name="P3"><text:tab/>~$ mysql -u root -p </text:p>
      <text:p text:style-name="P3">** Create main databases (production and test) </text:p>
      <text:p text:style-name="P3"><text:tab/>mysql&gt; create database stimuLearning; </text:p>
      <text:p text:style-name="P3">** Grant permissions on databases to ccam user </text:p>
      <text:p text:style-name="P3"><text:tab/>mysql&gt; grant all privileges on stimuLearning.* to 'stimu'@'localhost' identified by 'learning' ; </text:p>
      <text:p text:style-name="P3">** Exit mysql command line </text:p>
      <text:p text:style-name="P3"><text:tab/>mysql&gt;\q</text:p>
      <text:p text:style-name="P6"/>
      <text:p text:style-name="P6"><text:line-break/><text:bookmark text:name="internal-source-marker_0.340452701243518454"/><text:span text:style-name="T7">Eclipse (actual v4.2 - Juno) </text:span><text:line-break/><text:span text:style-name="T5">- Download do Eclipse Classic para o nosso sistema: </text:span><text:span text:style-name="T6">http://www.eclipse.org/downloads/</text:span></text:p>
      <text:p text:style-name="P6"><text:span text:style-name="T5">- No terminal ir para a pasta onde foi guardado o ficheiro.</text:span><text:line-break/><text:span text:style-name="T5">~$ tar -xvzf eclipse-SDK-[versao_descarregada].tar.gz</text:span><text:line-break/><text:span text:style-name="T5">~$ sudo mv eclipse /opt/</text:span><text:line-break/><text:span text:style-name="T5">~$ sudo chown -R [your_username]:[your_groupname] /opt/eclipse/</text:span><text:line-break/><text:span text:style-name="T5">~$ sudo chmod -R +r /opt/eclipse/</text:span><text:line-break/><text:span text:style-name="T5">~$ sudo touch /usr/bin/eclipse<text:line-break/>~$ sudo chmod 755 /usr/bin/eclipse<text:line-break/>~$ sudo vim /usr/bin/eclipse</text:span></text:p>
      <text:p text:style-name="P7">Inserir o seguinte como conteúdo do ficheiro:</text:p>
      <text:p text:style-name="P8">#!/bin/sh</text:p>
      <text:p text:style-name="P9">#<text:line-break/>export ECLIPSE_HOME="/opt/eclipse"<text:line-break/><text:line-break/>$ECLIPSE_HOME/eclipse $*</text:p>
      <text:p text:style-name="P3"/>
      <text:p text:style-name="P3">Alguns plugins úteis a instalar no Eclipse:</text:p>
      <text:list xml:id="list559654903" text:style-name="L1">
        <text:list-item>
          <text:p text:style-name="P11">YEdit - http://dadacoalition.org/yedit </text:p>
        </text:list-item>
        <text:list-item>
          <text:p text:style-name="P11">PTI Update Site - http://www.phpsrc.org/eclipse/pti/ </text:p>
        </text:list-item>
        <text:list-item>
          <text:p text:style-name="P11">PDT - PHP Development Tools</text:p>
        </text:list-item>
        <text:list-item>
          <text:p text:style-name="P11">EGit</text:p>
        </text:list-item>
      </text:list>
      <text:p text:style-name="P3"/>
      <text:p text:style-name="P3"/>
      <text:p text:style-name="P2"><text:bookmark text:name="internal-source-marker_0.340452701243518453"/><text:span text:style-name="T7">Google Chrome</text:span><text:line-break/><text:span text:style-name="T5">~$ sudo apt-get install libcurl3 libnspr4-0d libxss1 libnss3-1d</text:span><text:line-break/><text:span text:style-name="T5">~$ wget -q -O - https://dl-ssl.google.com/linux/linux_signing_key.pub | sudo apt-key add - </text:span><text:line-break/><text:span text:style-name="T5">~$ sudo sh -c 'echo "deb http://dl.google.com/linux/chrome/deb/ stable main" &gt;&gt; /etc/apt/sources.list.d/google.list'</text:span><text:line-break/><text:soft-page-break/><text:span text:style-name="T5">~$ sudo apt-get update</text:span><text:line-break/><text:span text:style-name="T5">~$ sudo apt-get install google-chrome-stable</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nsolas" svg:font-family="Consolas, Menlo, Monaco, 'Lucida Console', 'Liberation Mono', 'DejaVu Sans Mono', 'Bitstream Vera Sans Mono', 'Courier New', monospace, serif"/>
    <style:font-face style:name="DejaVu Sans1" svg:font-family="'DejaVu Sans'" style:font-family-generic="modern" style:font-pitch="fixed"/>
    <style:font-face style:name="DejaVu Sans Mono" svg:font-family="'DejaVu Sans 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DejaVu Sans Mono" style:font-name-asian="DejaVu Sans1"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rtur Melo</meta:initial-creator>
    <meta:creation-date>2012-09-27T23:41:10</meta:creation-date>
    <dc:date>2012-10-10T00:42:49</dc:date>
    <dc:creator>Artur Melo</dc:creator>
    <meta:editing-duration>PT01H15M31S</meta:editing-duration>
    <meta:editing-cycles>13</meta:editing-cycles>
    <meta:generator>OpenOffice.org/3.2$Linux OpenOffice.org_project/320m12$Build-9483</meta:generator>
    <meta:document-statistic meta:table-count="0" meta:image-count="0" meta:object-count="0" meta:page-count="4" meta:paragraph-count="47" meta:word-count="699" meta:character-count="4942"/>
  </office:meta>
</office:document-meta>
</file>